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bf8d" officeooo:paragraph-rsid="0005bf8d"/>
    </style:style>
    <style:style style:name="P2" style:family="paragraph" style:parent-style-name="Standard">
      <style:text-properties officeooo:rsid="0006004b" officeooo:paragraph-rsid="0006004b"/>
    </style:style>
    <style:style style:name="P3" style:family="paragraph" style:parent-style-name="Standard">
      <style:text-properties officeooo:rsid="0009105b" officeooo:paragraph-rsid="0009105b"/>
    </style:style>
    <style:style style:name="P4" style:family="paragraph" style:parent-style-name="Standard">
      <style:text-properties officeooo:rsid="000b74d1" officeooo:paragraph-rsid="000b74d1"/>
    </style:style>
    <style:style style:name="P5" style:family="paragraph" style:parent-style-name="Standard">
      <style:text-properties officeooo:rsid="000d3bdb" officeooo:paragraph-rsid="000d3bdb"/>
    </style:style>
    <style:style style:name="P6" style:family="paragraph" style:parent-style-name="Standard">
      <style:text-properties officeooo:rsid="000df992" officeooo:paragraph-rsid="000df992"/>
    </style:style>
    <style:style style:name="P7" style:family="paragraph" style:parent-style-name="Standard">
      <style:text-properties officeooo:rsid="0009efe9" officeooo:paragraph-rsid="001065ba"/>
    </style:style>
    <style:style style:name="P8" style:family="paragraph" style:parent-style-name="Standard">
      <style:text-properties officeooo:rsid="00108198" officeooo:paragraph-rsid="00108198"/>
    </style:style>
    <style:style style:name="P9" style:family="paragraph" style:parent-style-name="Standard">
      <style:text-properties officeooo:rsid="0005bf8d" officeooo:paragraph-rsid="00135730"/>
    </style:style>
    <style:style style:name="P10" style:family="paragraph" style:parent-style-name="Standard">
      <style:text-properties officeooo:rsid="0005bf8d" officeooo:paragraph-rsid="0014a04a"/>
    </style:style>
    <style:style style:name="T1" style:family="text">
      <style:text-properties officeooo:rsid="000b2cb9"/>
    </style:style>
    <style:style style:name="T2" style:family="text">
      <style:text-properties officeooo:rsid="00119239"/>
    </style:style>
    <style:style style:name="T3" style:family="text">
      <style:text-properties officeooo:rsid="001357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Set Passcode in declared variables as chars</text:span></text:p>
      <text:p text:style-name="P10"><text:span text:style-name="T3">Passcode blocks everything but answer and background tasks</text:span></text:p>
      <text:p text:style-name="P9">Run the ts_calibration.ino first</text:p>
      <text:p text:style-name="P8">Check for SIM pin code lock, AT+CLCK="SC",2, if return 0 off if return 1 on <text:span text:style-name="T2">(must be 0)</text:span></text:p>
      <text:p text:style-name="P1"/>
      <text:p text:style-name="P4">Read the RA8875 header file for my added functions</text:p>
      <text:p text:style-name="P2">Availbe colors are black,blue,red,green,cyan,magenta,yellow,white</text:p>
      <text:p text:style-name="P3">TFT functions use the values x,y,w,h with x and y starting points at top left</text:p>
      <text:p text:style-name="P7">TFT usable pixels <text:span text:style-name="T1">Max X value is 479 <text:s/></text:span>Max Y value is 271</text:p>
      <text:p text:style-name="P5">Pixel definition is (Y bottom line start, X left starting line, Y top line start, X right ending lines)</text:p>
      <text:p text:style-name="P5"/>
      <text:p text:style-name="P6">draw number pad background for testing</text:p>
      <text:p text:style-name="P6">tft.fillRect(100, 5, 379, 266, RA8875_BLACK); // x,y,w,h X and Y start at top left</text:p>
      <text:p text:style-name="P6">tft.drawLine(100, 90, 479, 90, RA8875_WHITE);</text:p>
      <text:p text:style-name="P6">tft.drawLine(100, 181, 479, 181, RA8875_WHIT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57S</meta:editing-duration>
    <meta:editing-cycles>16</meta:editing-cycles>
    <meta:generator>LibreOffice/4.3.2.2$Windows_x86 LibreOffice_project/edfb5295ba211bd31ad47d0bad0118690f76407d</meta:generator>
    <dc:date>2014-11-06T12:49:32.320000000</dc:date>
    <meta:document-statistic meta:table-count="0" meta:image-count="0" meta:object-count="0" meta:page-count="1" meta:paragraph-count="13" meta:word-count="127" meta:character-count="783" meta:non-whitespace-character-count="668"/>
    <meta:user-defined meta:name="Info 1"/>
    <meta:user-defined meta:name="Info 2"/>
    <meta:user-defined meta:name="Info 3"/>
    <meta:user-defined meta:name="Info 4"/>
  </office:meta>
</office:document-meta>
</file>